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6.6458in" fo:margin-left="-0.075in" fo:margin-top="0in" fo:margin-bottom="0in" table:align="left" style:writing-mode="lr-tb"/>
    </style:style>
    <style:style style:name="Table1.A" style:family="table-column">
      <style:table-column-properties style:column-width="0.9375in"/>
    </style:style>
    <style:style style:name="Table1.B" style:family="table-column">
      <style:table-column-properties style:column-width="1.9014in"/>
    </style:style>
    <style:style style:name="Table1.C" style:family="table-column">
      <style:table-column-properties style:column-width="2.2896in"/>
    </style:style>
    <style:style style:name="Table1.D" style:family="table-column">
      <style:table-column-properties style:column-width="1.5174in"/>
    </style:style>
    <style:style style:name="Table1.1" style:family="table-row">
      <style:table-row-properties fo:keep-together="always"/>
    </style:style>
    <style:style style:name="Table1.A1"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65in" fo:margin-left="-0.075in" fo:margin-top="0in" fo:margin-bottom="0in" table:align="left" style:writing-mode="lr-tb"/>
    </style:style>
    <style:style style:name="Table2.A" style:family="table-column">
      <style:table-column-properties style:column-width="0.8438in"/>
    </style:style>
    <style:style style:name="Table2.B" style:family="table-column">
      <style:table-column-properties style:column-width="1.9951in"/>
    </style:style>
    <style:style style:name="Table2.C" style:family="table-column">
      <style:table-column-properties style:column-width="2.2896in"/>
    </style:style>
    <style:style style:name="Table2.D" style:family="table-column">
      <style:table-column-properties style:column-width="1.5215in"/>
    </style:style>
    <style:style style:name="Table2.1" style:family="table-row">
      <style:table-row-properties fo:keep-together="always"/>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Heading_20_1">
      <style:text-properties officeooo:paragraph-rsid="000c8346"/>
    </style:style>
    <style:style style:name="P2" style:family="paragraph" style:parent-style-name="Standard">
      <style:text-properties officeooo:paragraph-rsid="000c8346"/>
    </style:style>
    <style:style style:name="P3" style:family="paragraph" style:parent-style-name="Standard">
      <style:text-properties officeooo:rsid="0010f27a" officeooo:paragraph-rsid="0010f27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8194f" officeooo:paragraph-rsid="0018194f" style:letter-kerning="false" style:font-name-asian="ＭＳ Ｐ明朝" style:font-size-asian="12pt" style:language-asian="ja" style:country-asian="JP" style:font-name-complex="Times New Roman1" style:font-size-complex="12pt" style:language-complex="ar" style:country-complex="SA"/>
    </style:style>
    <style:style style:name="P5" style:family="paragraph" style:parent-style-name="Heading_20_2">
      <style:text-properties officeooo:rsid="00219d5e" officeooo:paragraph-rsid="00219d5e"/>
    </style:style>
    <style:style style:name="P6" style:family="paragraph" style:parent-style-name="Text_20_body">
      <style:text-properties officeooo:rsid="00219d5e" officeooo:paragraph-rsid="00219d5e"/>
    </style:style>
    <style:style style:name="P7" style:family="paragraph" style:parent-style-name="Text_20_body">
      <style:text-properties officeooo:rsid="00228d61" officeooo:paragraph-rsid="00228d61"/>
    </style:style>
    <style:style style:name="P8" style:family="paragraph" style:parent-style-name="Text_20_body">
      <style:text-properties officeooo:rsid="00228d61" officeooo:paragraph-rsid="002396d4"/>
    </style:style>
    <style:style style:name="P9" style:family="paragraph" style:parent-style-name="Text_20_body">
      <style:text-properties officeooo:rsid="002396d4" officeooo:paragraph-rsid="002396d4"/>
    </style:style>
    <style:style style:name="P10" style:family="paragraph" style:parent-style-name="Text_20_body">
      <style:text-properties officeooo:rsid="00228d61" officeooo:paragraph-rsid="00298f47"/>
    </style:style>
    <style:style style:name="P11" style:family="paragraph" style:parent-style-name="Text_20_body">
      <style:text-properties officeooo:rsid="00244f4a" officeooo:paragraph-rsid="00244f4a"/>
    </style:style>
    <style:style style:name="P12" style:family="paragraph" style:parent-style-name="Text_20_body">
      <style:text-properties officeooo:rsid="002825e6" officeooo:paragraph-rsid="002825e6"/>
    </style:style>
    <style:style style:name="P13" style:family="paragraph" style:parent-style-name="Text_20_body">
      <style:text-properties officeooo:rsid="00298f47" officeooo:paragraph-rsid="00298f47"/>
    </style:style>
    <style:style style:name="P14" style:family="paragraph" style:parent-style-name="Text_20_body">
      <style:text-properties officeooo:rsid="00298f47" officeooo:paragraph-rsid="00299479"/>
    </style:style>
    <style:style style:name="P15" style:family="paragraph" style:parent-style-name="Text_20_body">
      <style:text-properties officeooo:rsid="00299479" officeooo:paragraph-rsid="00299479"/>
    </style:style>
    <style:style style:name="P16" style:family="paragraph" style:parent-style-name="Text_20_body">
      <style:text-properties fo:font-variant="normal" fo:text-transform="none" fo:color="#202122" loext:opacity="100%" style:font-name="sans-serif" fo:font-size="12pt" fo:letter-spacing="normal" fo:font-style="normal" fo:font-weight="normal" officeooo:rsid="00299479" officeooo:paragraph-rsid="00299479"/>
    </style:style>
    <style:style style:name="P17" style:family="paragraph" style:parent-style-name="Text_20_body">
      <style:text-properties fo:font-variant="normal" fo:text-transform="none" fo:color="#202122" loext:opacity="100%" style:font-name="sans-serif" fo:font-size="12pt" fo:letter-spacing="normal" fo:font-style="normal" fo:font-weight="normal" officeooo:rsid="002a20c2" officeooo:paragraph-rsid="002a20c2"/>
    </style:style>
    <style:style style:name="P18" style:family="paragraph" style:parent-style-name="Text_20_body">
      <style:text-properties fo:font-variant="normal" fo:text-transform="none" fo:color="#202122" loext:opacity="100%" style:font-name="sans-serif" fo:font-size="12pt" fo:letter-spacing="normal" fo:font-style="normal" fo:font-weight="normal" officeooo:rsid="002a20c2" officeooo:paragraph-rsid="002bdbf1"/>
    </style:style>
    <style:style style:name="P19" style:family="paragraph" style:parent-style-name="Text_20_body">
      <style:text-properties fo:font-variant="normal" fo:text-transform="none" fo:color="#202122" loext:opacity="100%" style:font-name="sans-serif" fo:font-size="12pt" fo:letter-spacing="normal" fo:font-style="normal" fo:font-weight="normal" officeooo:rsid="002a20c2" officeooo:paragraph-rsid="002bc05e"/>
    </style:style>
    <style:style style:name="P20" style:family="paragraph" style:parent-style-name="Heading_20_2">
      <style:text-properties officeooo:rsid="00324618" officeooo:paragraph-rsid="00324618"/>
    </style:style>
    <style:style style:name="P21" style:family="paragraph" style:parent-style-name="Text_20_body">
      <style:text-properties officeooo:rsid="00324618" officeooo:paragraph-rsid="00324618"/>
    </style:style>
    <style:style style:name="P22" style:family="paragraph" style:parent-style-name="Text_20_body">
      <style:text-properties officeooo:rsid="0033229c" officeooo:paragraph-rsid="0033229c"/>
    </style:style>
    <style:style style:name="P23" style:family="paragraph" style:parent-style-name="Text_20_body">
      <style:text-properties style:font-name="Liberation Serif" fo:font-size="12pt" fo:font-weight="normal" officeooo:paragraph-rsid="0033229c" style:font-size-asian="12pt" style:font-weight-asian="normal" style:font-size-complex="12pt" style:font-weight-complex="normal"/>
    </style:style>
    <style:style style:name="P24" style:family="paragraph" style:parent-style-name="Text_20_body">
      <style:text-properties style:font-name="Liberation Serif" fo:font-size="12pt" fo:font-weight="normal" officeooo:rsid="0033e274" officeooo:paragraph-rsid="0033e274" style:font-size-asian="12pt" style:font-weight-asian="normal" style:font-size-complex="12pt" style:font-weight-complex="normal"/>
    </style:style>
    <style:style style:name="P25" style:family="paragraph" style:parent-style-name="Heading_20_1">
      <style:text-properties officeooo:paragraph-rsid="00102768"/>
    </style:style>
    <style:style style:name="P26" style:family="paragraph" style:parent-style-name="Standard">
      <style:text-properties officeooo:rsid="000e7da4" officeooo:paragraph-rsid="0015a70c"/>
    </style:style>
    <style:style style:name="P27" style:family="paragraph" style:parent-style-name="Standard">
      <style:text-properties officeooo:rsid="000f72be" officeooo:paragraph-rsid="000f72be"/>
    </style:style>
    <style:style style:name="P2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rsid="000f72be" officeooo:paragraph-rsid="000f72be"/>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paragraph-rsid="000c8346" style:letter-kerning="false" style:font-name-asian="ＭＳ Ｐ明朝" style:font-size-asian="12pt" style:language-asian="ja" style:country-asian="JP" style:font-name-complex="Times New Roman1" style:font-size-complex="12pt" style:language-complex="ar" style:country-complex="SA"/>
    </style:style>
    <style:style style:name="P3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0f73de" officeooo:paragraph-rsid="000f73de" style:letter-kerning="false" style:font-name-asian="ＭＳ Ｐ明朝" style:font-size-asian="12pt" style:language-asian="ja" style:country-asian="JP" style:font-name-complex="Times New Roman1" style:font-size-complex="12pt" style:language-complex="ar" style:country-complex="SA"/>
    </style:style>
    <style:style style:name="P3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0f73de" officeooo:paragraph-rsid="00102768" style:letter-kerning="false" style:font-name-asian="ＭＳ Ｐ明朝" style:font-size-asian="12pt" style:language-asian="ja" style:country-asian="JP" style:font-name-complex="Times New Roman1" style:font-size-complex="12pt" style:language-complex="ar" style:country-complex="SA"/>
    </style:style>
    <style:style style:name="P3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02768" officeooo:paragraph-rsid="00102768" style:letter-kerning="false" style:font-name-asian="ＭＳ Ｐ明朝" style:font-size-asian="12pt" style:language-asian="ja" style:country-asian="JP" style:font-name-complex="Times New Roman1" style:font-size-complex="12pt" style:language-complex="ar" style:country-complex="SA"/>
    </style:style>
    <style:style style:name="P33" style:family="paragraph" style:parent-style-name="Standard">
      <style:text-properties style:font-name="Times New Roman" fo:font-size="12pt" style:font-size-asian="12pt" style:font-size-complex="12pt"/>
    </style:style>
    <style:style style:name="P3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02768" officeooo:paragraph-rsid="00104880" style:letter-kerning="false" style:font-name-asian="ＭＳ Ｐ明朝" style:font-size-asian="12pt" style:language-asian="ja" style:country-asian="JP" style:font-name-complex="Times New Roman1" style:font-size-complex="12pt" style:language-complex="ar" style:country-complex="SA"/>
    </style:style>
    <style:style style:name="P3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0f73de" officeooo:paragraph-rsid="00104880" style:letter-kerning="false" style:font-name-asian="ＭＳ Ｐ明朝" style:font-size-asian="12pt" style:language-asian="ja" style:country-asian="JP" style:font-name-complex="Times New Roman1" style:font-size-complex="12pt" style:language-complex="ar" style:country-complex="SA"/>
    </style:style>
    <style:style style:name="P36" style:family="paragraph" style:parent-style-name="Standard">
      <style:text-properties style:font-name="Times New Roman" officeooo:paragraph-rsid="00104880"/>
    </style:style>
    <style:style style:name="P37" style:family="paragraph" style:parent-style-name="Standard">
      <style:text-properties style:font-name="Times New Roman" fo:font-size="12pt" fo:language="en" fo:country="US" officeooo:rsid="0018194f" officeooo:paragraph-rsid="0018194f" style:letter-kerning="false" style:font-name-asian="ＭＳ Ｐ明朝" style:font-size-asian="12pt" style:language-asian="ja" style:country-asian="JP" style:font-name-complex="Times New Roman1" style:font-size-complex="12pt" style:language-complex="ar" style:country-complex="SA"/>
    </style:style>
    <style:style style:name="P3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8194f" officeooo:paragraph-rsid="002fa576" style:letter-kerning="false" style:font-name-asian="ＭＳ Ｐ明朝" style:font-size-asian="12pt" style:language-asian="ja" style:country-asian="JP" style:font-name-complex="Times New Roman1" style:font-size-complex="12pt" style:language-complex="ar" style:country-complex="SA"/>
    </style:style>
    <style:style style:name="P3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02768" officeooo:paragraph-rsid="001f9119" style:letter-kerning="false" style:font-name-asian="ＭＳ Ｐ明朝" style:font-size-asian="12pt" style:language-asian="ja" style:country-asian="JP" style:font-name-complex="Times New Roman1" style:font-size-complex="12pt" style:language-complex="ar" style:country-complex="SA"/>
    </style:style>
    <style:style style:name="P40" style:family="paragraph" style:parent-style-name="Standard">
      <style:text-properties style:font-name="Times New Roman" fo:font-size="12pt" fo:language="en" fo:country="US" officeooo:rsid="0018194f" officeooo:paragraph-rsid="002fa576" style:letter-kerning="false" style:font-name-asian="ＭＳ Ｐ明朝" style:font-size-asian="12pt" style:language-asian="ja" style:country-asian="JP" style:font-name-complex="Times New Roman1" style:font-size-complex="12pt" style:language-complex="ar" style:country-complex="SA"/>
    </style:style>
    <style:style style:name="P4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2fa576" officeooo:paragraph-rsid="002fa576" style:letter-kerning="false" style:font-name-asian="ＭＳ Ｐ明朝" style:font-size-asian="12pt" style:language-asian="ja" style:country-asian="JP" style:font-name-complex="Times New Roman1" style:font-size-complex="12pt" style:language-complex="ar" style:country-complex="SA"/>
    </style:style>
    <style:style style:name="P4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02768" officeooo:paragraph-rsid="001e678e" style:letter-kerning="false" style:font-name-asian="ＭＳ Ｐ明朝" style:font-size-asian="12pt" style:language-asian="ja" style:country-asian="JP" style:font-name-complex="Times New Roman1" style:font-size-complex="12pt" style:language-complex="ar" style:country-complex="SA"/>
    </style:style>
    <style:style style:name="P43" style:family="paragraph" style:parent-style-name="Standard">
      <style:paragraph-properties fo:margin-top="0in" fo:margin-bottom="0in" style:contextual-spacing="false" fo:line-height="100%" fo:text-align="start" style:justify-single-word="false" fo:orphans="2" fo:widows="2"/>
      <style:text-properties officeooo:paragraph-rsid="001e678e"/>
    </style:style>
    <style:style style:name="P4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8194f" officeooo:paragraph-rsid="001aafb8" style:letter-kerning="false" style:font-name-asian="ＭＳ Ｐ明朝" style:font-size-asian="12pt" style:language-asian="ja" style:country-asian="JP" style:font-name-complex="Times New Roman1" style:font-size-complex="12pt" style:language-complex="ar" style:country-complex="SA"/>
    </style:style>
    <style:style style:name="P45" style:family="paragraph" style:parent-style-name="Standard">
      <style:text-properties style:font-name="Times New Roman" officeooo:paragraph-rsid="001aafb8"/>
    </style:style>
    <style:style style:name="P46" style:family="paragraph" style:parent-style-name="Standard">
      <style:paragraph-properties fo:margin-top="0in" fo:margin-bottom="0in" style:contextual-spacing="false" fo:line-height="100%" fo:text-align="start" style:justify-single-word="false" fo:orphans="2" fo:widows="2"/>
      <style:text-properties style:font-name="Times New Roman" officeooo:paragraph-rsid="001c722c"/>
    </style:style>
    <style:style style:name="P4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8194f" officeooo:paragraph-rsid="001e0648" style:letter-kerning="false" style:font-name-asian="ＭＳ Ｐ明朝" style:font-size-asian="12pt" style:language-asian="ja" style:country-asian="JP" style:font-name-complex="Times New Roman1" style:font-size-complex="12pt" style:language-complex="ar" style:country-complex="SA"/>
    </style:style>
    <style:style style:name="P48" style:family="paragraph" style:parent-style-name="Standard">
      <style:text-properties style:font-name="Times New Roman" officeooo:paragraph-rsid="001e0648"/>
    </style:style>
    <style:style style:name="P49"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202122" loext:opacity="100%" style:font-name="Times New Roman" fo:font-size="12pt" fo:letter-spacing="normal" fo:language="en" fo:country="US" fo:font-style="normal" fo:font-weight="normal" officeooo:rsid="001aafb8" officeooo:paragraph-rsid="001e678e" style:letter-kerning="false" style:font-name-asian="ＭＳ Ｐ明朝" style:font-size-asian="12pt" style:language-asian="ja" style:country-asian="JP" style:font-name-complex="Times New Roman1" style:font-size-complex="12pt" style:language-complex="ar" style:country-complex="SA"/>
    </style:style>
    <style:style style:name="P5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f9119" officeooo:paragraph-rsid="001f9119" style:letter-kerning="false" style:font-name-asian="ＭＳ Ｐ明朝" style:font-size-asian="12pt" style:language-asian="ja" style:country-asian="JP" style:font-name-complex="Times New Roman1" style:font-size-complex="12pt" style:language-complex="ar" style:country-complex="SA"/>
    </style:style>
    <style:style style:name="P51" style:family="paragraph" style:parent-style-name="Standard">
      <style:text-properties style:font-name="Times New Roman" officeooo:paragraph-rsid="001f9119"/>
    </style:style>
    <style:style style:name="P52" style:family="paragraph" style:parent-style-name="Standard">
      <style:paragraph-properties fo:margin-top="0in" fo:margin-bottom="0in" style:contextual-spacing="false" fo:line-height="100%" fo:text-align="start" style:justify-single-word="false" fo:orphans="2" fo:widows="2"/>
      <style:text-properties style:font-name="Times New Roman" officeooo:paragraph-rsid="001e678e"/>
    </style:style>
    <style:style style:name="P5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2dbfab" officeooo:paragraph-rsid="002dbfab" style:letter-kerning="false" style:font-name-asian="ＭＳ Ｐ明朝" style:font-size-asian="12pt" style:language-asian="ja" style:country-asian="JP" style:font-name-complex="Times New Roman1" style:font-size-complex="12pt" style:language-complex="ar" style:country-complex="SA"/>
    </style:style>
    <style:style style:name="P54" style:family="paragraph" style:parent-style-name="Standard">
      <style:text-properties style:font-name="Times New Roman" officeooo:rsid="002dbfab" officeooo:paragraph-rsid="002dbfab"/>
    </style:style>
    <style:style style:name="P55" style:family="paragraph" style:parent-style-name="Standard">
      <style:paragraph-properties fo:margin-top="0in" fo:margin-bottom="0in" style:contextual-spacing="false" fo:line-height="100%" fo:text-align="start" style:justify-single-word="false" fo:orphans="2" fo:widows="2"/>
      <style:text-properties style:font-name="Times New Roman" officeooo:rsid="002dbfab" officeooo:paragraph-rsid="002dbfab"/>
    </style:style>
    <style:style style:name="P5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30302c" officeooo:paragraph-rsid="0030302c" style:letter-kerning="false" style:font-name-asian="ＭＳ Ｐ明朝" style:font-size-asian="12pt" style:language-asian="ja" style:country-asian="JP" style:font-name-complex="Times New Roman1" style:font-size-complex="12pt" style:language-complex="ar" style:country-complex="SA"/>
    </style:style>
    <style:style style:name="P57" style:family="paragraph" style:parent-style-name="Standard">
      <style:text-properties style:font-name="Times New Roman" officeooo:rsid="0030302c" officeooo:paragraph-rsid="0030302c"/>
    </style:style>
    <style:style style:name="P58" style:family="paragraph" style:parent-style-name="Standard">
      <style:paragraph-properties fo:margin-top="0in" fo:margin-bottom="0in" style:contextual-spacing="false" fo:line-height="100%" fo:text-align="start" style:justify-single-word="false" fo:orphans="2" fo:widows="2"/>
      <style:text-properties style:font-name="Times New Roman" officeooo:rsid="0030302c" officeooo:paragraph-rsid="0030302c"/>
    </style:style>
    <style:style style:name="P5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30302c" officeooo:paragraph-rsid="00320fa2" style:letter-kerning="false" style:font-name-asian="ＭＳ Ｐ明朝" style:font-size-asian="12pt" style:language-asian="ja" style:country-asian="JP" style:font-name-complex="Times New Roman1" style:font-size-complex="12pt" style:language-complex="ar" style:country-complex="SA"/>
    </style:style>
    <style:style style:name="P60" style:family="paragraph" style:parent-style-name="Standard">
      <style:text-properties officeooo:paragraph-rsid="000e7da4"/>
    </style:style>
    <style:style style:name="P6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paragraph-rsid="000e7da4" style:letter-kerning="false" style:font-name-asian="ＭＳ Ｐ明朝" style:font-size-asian="12pt" style:language-asian="ja" style:country-asian="JP" style:font-name-complex="Times New Roman1" style:font-size-complex="12pt" style:language-complex="ar" style:country-complex="SA"/>
    </style:style>
    <style:style style:name="P62" style:family="paragraph" style:parent-style-name="Heading_20_1">
      <style:text-properties officeooo:paragraph-rsid="000e7da4"/>
    </style:style>
    <style:style style:name="P63" style:family="paragraph" style:parent-style-name="Standard">
      <style:text-properties officeooo:rsid="000f73de" officeooo:paragraph-rsid="001178b1"/>
    </style:style>
    <style:style style:name="P64" style:family="paragraph" style:parent-style-name="Standard">
      <style:text-properties officeooo:rsid="0015f986" officeooo:paragraph-rsid="0015f986"/>
    </style:style>
    <style:style style:name="P6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178b1" officeooo:paragraph-rsid="001178b1" style:letter-kerning="false" style:font-name-asian="ＭＳ Ｐ明朝" style:font-size-asian="12pt" style:language-asian="ja" style:country-asian="JP" style:font-name-complex="Times New Roman1" style:font-size-complex="12pt" style:language-complex="ar" style:country-complex="SA"/>
    </style:style>
    <style:style style:name="P6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178b1" officeooo:paragraph-rsid="00129a38" style:letter-kerning="false" style:font-name-asian="ＭＳ Ｐ明朝" style:font-size-asian="12pt" style:language-asian="ja" style:country-asian="JP" style:font-name-complex="Times New Roman1" style:font-size-complex="12pt" style:language-complex="ar" style:country-complex="SA"/>
    </style:style>
    <style:style style:name="P6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178b1" officeooo:paragraph-rsid="0015a70c" style:letter-kerning="false" style:font-name-asian="ＭＳ Ｐ明朝" style:font-size-asian="12pt" style:language-asian="ja" style:country-asian="JP" style:font-name-complex="Times New Roman1" style:font-size-complex="12pt" style:language-complex="ar" style:country-complex="SA"/>
    </style:style>
    <style:style style:name="P6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3cef75" officeooo:paragraph-rsid="003cef75" style:letter-kerning="false" style:font-name-asian="ＭＳ Ｐ明朝" style:font-size-asian="12pt" style:language-asian="ja" style:country-asian="JP" style:font-name-complex="Times New Roman1" style:font-size-complex="12pt" style:language-complex="ar" style:country-complex="SA"/>
    </style:style>
    <style:style style:name="P6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20888f" officeooo:paragraph-rsid="0020888f" style:letter-kerning="false" style:font-name-asian="ＭＳ Ｐ明朝" style:font-size-asian="12pt" style:language-asian="ja" style:country-asian="JP" style:font-name-complex="Times New Roman1" style:font-size-complex="12pt" style:language-complex="ar" style:country-complex="SA"/>
    </style:style>
    <style:style style:name="P7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0f27a" officeooo:paragraph-rsid="0013dee5" style:letter-kerning="false" style:font-name-asian="ＭＳ Ｐ明朝" style:font-size-asian="12pt" style:language-asian="ja" style:country-asian="JP" style:font-name-complex="Times New Roman1" style:font-size-complex="12pt" style:language-complex="ar" style:country-complex="SA"/>
    </style:style>
    <style:style style:name="P7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66ac0" officeooo:paragraph-rsid="0017d2e7" style:letter-kerning="false" style:font-name-asian="ＭＳ Ｐ明朝" style:font-size-asian="12pt" style:language-asian="ja" style:country-asian="JP" style:font-name-complex="Times New Roman1" style:font-size-complex="12pt" style:language-complex="ar" style:country-complex="SA"/>
    </style:style>
    <style:style style:name="P7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7d2e7" officeooo:paragraph-rsid="0017d2e7" style:letter-kerning="false" style:font-name-asian="ＭＳ Ｐ明朝" style:font-size-asian="12pt" style:language-asian="ja" style:country-asian="JP" style:font-name-complex="Times New Roman1" style:font-size-complex="12pt" style:language-complex="ar" style:country-complex="SA"/>
    </style:style>
    <style:style style:name="P7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8194f" officeooo:paragraph-rsid="00273e04" style:letter-kerning="false" style:font-name-asian="ＭＳ Ｐ明朝" style:font-size-asian="12pt" style:language-asian="ja" style:country-asian="JP" style:font-name-complex="Times New Roman1" style:font-size-complex="12pt" style:language-complex="ar" style:country-complex="SA"/>
    </style:style>
    <style:style style:name="P74" style:family="paragraph" style:parent-style-name="Standard">
      <style:paragraph-properties fo:margin-top="0in" fo:margin-bottom="0in" style:contextual-spacing="false" fo:line-height="100%" fo:text-align="start" style:justify-single-word="false" fo:orphans="2" fo:widows="2"/>
      <style:text-properties officeooo:rsid="002fa576" officeooo:paragraph-rsid="002fa576"/>
    </style:style>
    <style:style style:name="P75" style:family="paragraph" style:parent-style-name="Heading_20_1">
      <style:text-properties officeooo:rsid="000f73de" officeooo:paragraph-rsid="000f73de"/>
    </style:style>
    <style:style style:name="P76" style:family="paragraph" style:parent-style-name="Standard">
      <style:text-properties officeooo:rsid="000f73de" officeooo:paragraph-rsid="000f73de"/>
    </style:style>
    <style:style style:name="P77" style:family="paragraph" style:parent-style-name="Standard">
      <style:paragraph-properties fo:margin-top="0in" fo:margin-bottom="0in" style:contextual-spacing="false" fo:line-height="100%" fo:text-align="start" style:justify-single-word="false" fo:orphans="2" fo:widows="2"/>
      <style:text-properties fo:color="#000000" loext:opacity="100%" style:text-line-through-style="solid" style:text-line-through-type="single" style:font-name="Times New Roman" fo:font-size="12pt" fo:language="en" fo:country="US" officeooo:rsid="001178b1" officeooo:paragraph-rsid="00386f07" style:letter-kerning="false" style:font-name-asian="ＭＳ Ｐ明朝" style:font-size-asian="12pt" style:language-asian="ja" style:country-asian="JP" style:font-name-complex="Times New Roman1" style:font-size-complex="12pt" style:language-complex="ar" style:country-complex="SA"/>
    </style:style>
    <style:style style:name="P78" style:family="paragraph" style:parent-style-name="Standard">
      <style:paragraph-properties fo:margin-top="0in" fo:margin-bottom="0in" style:contextual-spacing="false" fo:line-height="100%" fo:text-align="start" style:justify-single-word="false" fo:orphans="2" fo:widows="2"/>
      <style:text-properties style:text-line-through-style="none" style:text-line-through-type="none" style:font-name="Times New Roman" fo:font-size="12pt" fo:language="en" fo:country="US" officeooo:rsid="00129a38" officeooo:paragraph-rsid="00386f07" style:letter-kerning="false" style:font-name-asian="ＭＳ Ｐ明朝" style:font-size-asian="12pt" style:language-asian="ja" style:country-asian="JP" style:font-name-complex="Times New Roman1" style:font-size-complex="12pt" style:language-complex="ar" style:country-complex="SA"/>
    </style:style>
    <style:style style:name="P79" style:family="paragraph" style:parent-style-name="Standard">
      <style:paragraph-properties fo:margin-top="0in" fo:margin-bottom="0in" style:contextual-spacing="false" fo:line-height="100%" fo:text-align="start" style:justify-single-word="false" fo:orphans="2" fo:widows="2"/>
      <style:text-properties style:text-line-through-style="solid" style:text-line-through-type="single" style:font-name="Times New Roman" fo:font-size="12pt" fo:language="en" fo:country="US" officeooo:rsid="00129a38" officeooo:paragraph-rsid="00386f07" style:letter-kerning="false" style:font-name-asian="ＭＳ Ｐ明朝" style:font-size-asian="12pt" style:language-asian="ja" style:country-asian="JP" style:font-name-complex="Times New Roman1" style:font-size-complex="12pt" style:language-complex="ar" style:country-complex="SA"/>
    </style:style>
    <style:style style:name="P80"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101418" loext:opacity="100%" style:text-line-through-style="none" style:text-line-through-type="none" style:font-name="Times New Roman" fo:font-size="12pt" fo:letter-spacing="normal" fo:language="en" fo:country="US" fo:font-style="normal" fo:font-weight="normal" officeooo:rsid="00166ac0" officeooo:paragraph-rsid="00386f07" style:letter-kerning="false" style:font-name-asian="ＭＳ Ｐ明朝" style:font-size-asian="12pt" style:language-asian="ja" style:country-asian="JP" style:font-weight-asian="normal" style:font-name-complex="Times New Roman1" style:font-size-complex="12pt" style:language-complex="ar" style:country-complex="SA" style:font-weight-complex="normal"/>
    </style:style>
    <style:style style:name="P81"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101418" loext:opacity="100%" style:font-name="Times New Roman" fo:font-size="12pt" fo:letter-spacing="normal" fo:font-style="normal" fo:font-weight="normal" officeooo:paragraph-rsid="0039a964"/>
    </style:style>
    <style:style style:name="P82"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101418" loext:opacity="100%" style:font-name="Times New Roman" fo:font-size="12pt" fo:letter-spacing="normal" fo:font-style="normal" fo:font-weight="normal" officeooo:paragraph-rsid="0039a964" style:font-size-asian="12pt" style:font-weight-asian="normal" style:font-size-complex="12pt" style:font-weight-complex="normal"/>
    </style:style>
    <style:style style:name="P8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30302c" officeooo:paragraph-rsid="0039a964" style:letter-kerning="false" style:font-name-asian="ＭＳ Ｐ明朝" style:font-size-asian="12pt" style:language-asian="ja" style:country-asian="JP" style:font-name-complex="Times New Roman1" style:font-size-complex="12pt" style:language-complex="ar" style:country-complex="SA"/>
    </style:style>
    <style:style style:name="T1" style:family="text">
      <style:text-properties officeooo:rsid="00102768"/>
    </style:style>
    <style:style style:name="T2" style:family="text">
      <style:text-properties fo:font-variant="normal" fo:text-transform="none" fo:color="#202122" loext:opacity="100%" style:font-name="sans-serif" fo:font-size="12pt" fo:letter-spacing="normal" fo:font-style="normal" fo:font-weight="normal" officeooo:rsid="00102768"/>
    </style:style>
    <style:style style:name="T3" style:family="text">
      <style:text-properties fo:font-variant="normal" fo:text-transform="none" fo:color="#202122" loext:opacity="100%" style:font-name="sans-serif" fo:font-size="12pt" fo:letter-spacing="normal" fo:font-style="normal" fo:font-weight="normal"/>
    </style:style>
    <style:style style:name="T4" style:family="text">
      <style:text-properties fo:font-variant="normal" fo:text-transform="none" style:text-line-through-style="none" style:text-line-through-type="none" style:font-name="sans-serif" fo:font-size="12pt" fo:letter-spacing="normal" fo:font-style="normal" style:text-underline-style="none" fo:font-weight="normal" style:text-blinking="false" fo:background-color="#ffffff" loext:char-shading-value="0" loext:padding="0in" loext:border="none"/>
    </style:style>
    <style:style style:name="T5" style:family="text">
      <style:text-properties fo:font-variant="normal" fo:text-transform="none" fo:color="#202122" loext:opacity="100%" fo:letter-spacing="normal"/>
    </style:style>
    <style:style style:name="T6" style:family="text">
      <style:text-properties officeooo:rsid="0018194f"/>
    </style:style>
    <style:style style:name="T7" style:family="text">
      <style:text-properties officeooo:rsid="000f73de"/>
    </style:style>
    <style:style style:name="T8" style:family="text">
      <style:text-properties officeooo:rsid="00228d61"/>
    </style:style>
    <style:style style:name="T9" style:family="text">
      <style:text-properties officeooo:rsid="00262bba"/>
    </style:style>
    <style:style style:name="T10" style:family="text">
      <style:text-properties officeooo:rsid="002396d4"/>
    </style:style>
    <style:style style:name="T11" style:family="text">
      <style:text-properties officeooo:rsid="00298f47"/>
    </style:style>
    <style:style style:name="T12" style:family="text">
      <style:text-properties officeooo:rsid="00244f4a"/>
    </style:style>
    <style:style style:name="T13" style:family="text">
      <style:text-properties officeooo:rsid="00299479"/>
    </style:style>
    <style:style style:name="T14" style:family="text">
      <style:text-properties fo:font-variant="normal" fo:text-transform="none" fo:color="#202122" loext:opacity="100%" style:font-name="sans-serif" fo:font-size="12pt" fo:letter-spacing="normal" fo:font-style="normal" fo:font-weight="normal" officeooo:rsid="002a20c2"/>
    </style:style>
    <style:style style:name="T15" style:family="text">
      <style:text-properties officeooo:rsid="002bc05e"/>
    </style:style>
    <style:style style:name="T16" style:family="text">
      <style:text-properties officeooo:rsid="002bdbf1"/>
    </style:style>
    <style:style style:name="T17" style:family="text">
      <style:text-properties style:font-name="Liberation Serif" fo:font-size="12pt" fo:font-weight="normal" style:font-size-asian="12pt" style:font-weight-asian="normal" style:font-size-complex="12pt" style:font-weight-complex="normal"/>
    </style:style>
    <style:style style:name="T18" style:family="text">
      <style:text-properties fo:font-variant="normal" fo:text-transform="none" fo:color="#101418" loext:opacity="1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officeooo:rsid="0033229c"/>
    </style:style>
    <style:style style:name="T20" style:family="text">
      <style:text-properties fo:font-variant="normal" fo:text-transform="none" fo:color="#101418" loext:opacity="100%" fo:letter-spacing="normal" fo:font-style="normal"/>
    </style:style>
    <style:style style:name="T21" style:family="text">
      <style:text-properties fo:font-variant="normal" fo:text-transform="none" fo:color="#101418" loext:opacity="100%" fo:letter-spacing="normal" fo:font-style="normal" officeooo:rsid="0033229c"/>
    </style:style>
    <style:style style:name="T22" style:family="text">
      <style:text-properties officeooo:rsid="000f72be"/>
    </style:style>
    <style:style style:name="T23" style:family="text">
      <style:text-properties officeooo:rsid="0015a70c"/>
    </style:style>
    <style:style style:name="T24" style:family="text">
      <style:text-properties officeooo:rsid="0017d2e7"/>
    </style:style>
    <style:style style:name="T25" style:family="text">
      <style:text-properties style:font-name="Times New Roman" fo:font-size="12pt" fo:language="en" fo:country="US" officeooo:rsid="0015a70c" style:letter-kerning="false" style:font-name-asian="ＭＳ Ｐ明朝" style:font-size-asian="12pt" style:language-asian="ja" style:country-asian="JP" style:font-name-complex="Times New Roman1" style:font-size-complex="12pt" style:language-complex="ar" style:country-complex="SA"/>
    </style:style>
    <style:style style:name="T26" style:family="text">
      <style:text-properties fo:language="en" fo:country="US" officeooo:rsid="000f73de" style:letter-kerning="false" style:font-name-asian="ＭＳ Ｐ明朝" style:language-asian="ja" style:country-asian="JP" style:font-name-complex="Times New Roman1" style:language-complex="ar" style:country-complex="SA"/>
    </style:style>
    <style:style style:name="T27" style:family="text">
      <style:text-properties fo:language="en" fo:country="US" officeooo:rsid="00102768" style:letter-kerning="false" style:font-name-asian="ＭＳ Ｐ明朝" style:language-asian="ja" style:country-asian="JP" style:font-name-complex="Times New Roman1" style:language-complex="ar" style:country-complex="SA"/>
    </style:style>
    <style:style style:name="T28" style:family="text">
      <style:text-properties fo:language="en" fo:country="US" officeooo:rsid="00104880" style:letter-kerning="false" style:font-name-asian="ＭＳ Ｐ明朝" style:language-asian="ja" style:country-asian="JP" style:font-name-complex="Times New Roman1" style:language-complex="ar" style:country-complex="SA"/>
    </style:style>
    <style:style style:name="T29" style:family="text">
      <style:text-properties fo:font-variant="normal" fo:text-transform="none" fo:color="#101418" loext:opacity="100%" fo:letter-spacing="normal" fo:font-style="normal" fo:font-weight="normal"/>
    </style:style>
    <style:style style:name="T30" style:family="text">
      <style:text-properties officeooo:rsid="00104880"/>
    </style:style>
    <style:style style:name="T31" style:family="text">
      <style:text-properties officeooo:rsid="001178b1"/>
    </style:style>
    <style:style style:name="T32" style:family="text">
      <style:text-properties fo:font-size="12pt" fo:language="en" fo:country="US" officeooo:rsid="000f73de" style:letter-kerning="false" style:font-name-asian="ＭＳ Ｐ明朝" style:font-size-asian="12pt" style:language-asian="ja" style:country-asian="JP" style:font-name-complex="Times New Roman1" style:font-size-complex="12pt" style:language-complex="ar" style:country-complex="SA"/>
    </style:style>
    <style:style style:name="T33" style:family="text">
      <style:text-properties fo:font-size="12pt" fo:language="en" fo:country="US" officeooo:rsid="00102768" style:letter-kerning="false" style:font-name-asian="ＭＳ Ｐ明朝" style:font-size-asian="12pt" style:language-asian="ja" style:country-asian="JP" style:font-name-complex="Times New Roman1" style:font-size-complex="12pt" style:language-complex="ar" style:country-complex="SA"/>
    </style:style>
    <style:style style:name="T34" style:family="text">
      <style:text-properties fo:font-size="12pt" fo:language="en" fo:country="US" officeooo:rsid="00104880" style:letter-kerning="false" style:font-name-asian="ＭＳ Ｐ明朝" style:font-size-asian="12pt" style:language-asian="ja" style:country-asian="JP" style:font-name-complex="Times New Roman1" style:font-size-complex="12pt" style:language-complex="ar" style:country-complex="SA"/>
    </style:style>
    <style:style style:name="T35" style:family="text">
      <style:text-properties fo:font-variant="normal" fo:text-transform="none" fo:color="#202122" loext:opacity="100%" fo:font-size="12pt" fo:letter-spacing="normal" fo:language="en" fo:country="US" fo:font-style="normal" fo:font-weight="normal" officeooo:rsid="00104880" style:letter-kerning="false" style:font-name-asian="ＭＳ Ｐ明朝" style:language-asian="ja" style:country-asian="JP" style:font-name-complex="Times New Roman1" style:language-complex="ar" style:country-complex="SA"/>
    </style:style>
    <style:style style:name="T36" style:family="text">
      <style:text-properties fo:font-variant="normal" fo:text-transform="none" fo:color="#202122" loext:opacity="100%" fo:letter-spacing="normal" fo:font-style="normal" fo:font-weight="normal" officeooo:rsid="00104880"/>
    </style:style>
    <style:style style:name="T37" style:family="text">
      <style:text-properties officeooo:rsid="002fa576"/>
    </style:style>
    <style:style style:name="T38" style:family="text">
      <style:text-properties fo:font-variant="normal" fo:text-transform="none" fo:color="#202122" loext:opacity="100%" fo:letter-spacing="normal" fo:font-style="normal" fo:font-weight="normal"/>
    </style:style>
    <style:style style:name="T39" style:family="text">
      <style:text-properties fo:font-variant="normal" fo:text-transform="none" fo:color="#202122" loext:opacity="100%" fo:letter-spacing="normal" fo:font-style="normal" fo:font-weight="normal" officeooo:rsid="002fa576"/>
    </style:style>
    <style:style style:name="T40" style:family="text">
      <style:text-properties fo:font-variant="normal" fo:text-transform="none" fo:color="#202122" loext:opacity="100%" fo:letter-spacing="normal" fo:font-style="normal" fo:font-weight="normal" officeooo:rsid="001c722c"/>
    </style:style>
    <style:style style:name="T41" style:family="text">
      <style:text-properties fo:font-variant="normal" fo:text-transform="none" fo:color="#202122" loext:opacity="100%" fo:letter-spacing="normal" fo:font-style="normal" fo:font-weight="normal" officeooo:rsid="001c472e"/>
    </style:style>
    <style:style style:name="T42" style:family="text">
      <style:text-properties officeooo:rsid="001aafb8"/>
    </style:style>
    <style:style style:name="T43" style:family="text">
      <style:text-properties officeooo:rsid="001c722c"/>
    </style:style>
    <style:style style:name="T44" style:family="text">
      <style:text-properties officeooo:rsid="001f9119"/>
    </style:style>
    <style:style style:name="T45" style:family="text">
      <style:text-properties fo:font-variant="normal" fo:text-transform="none" fo:color="#202122" loext:opacity="100%" fo:letter-spacing="normal" fo:font-style="normal" fo:font-weight="normal" officeooo:rsid="001e2016"/>
    </style:style>
    <style:style style:name="T46" style:family="text">
      <style:text-properties fo:font-variant="normal" fo:text-transform="none" fo:color="#202122" loext:opacity="100%" fo:letter-spacing="normal" fo:font-style="normal" fo:font-weight="normal" officeooo:rsid="001f9119"/>
    </style:style>
    <style:style style:name="T47" style:family="text">
      <style:text-properties fo:font-variant="normal" fo:text-transform="none" fo:color="#202122" loext:opacity="100%" fo:letter-spacing="normal" fo:font-style="normal" fo:font-weight="normal" officeooo:rsid="001aafb8"/>
    </style:style>
    <style:style style:name="T48" style:family="text">
      <style:text-properties officeooo:rsid="001a50be"/>
    </style:style>
    <style:style style:name="T49" style:family="text">
      <style:text-properties officeooo:rsid="001fce55"/>
    </style:style>
    <style:style style:name="T50" style:family="text">
      <style:text-properties fo:font-variant="normal" fo:text-transform="none" fo:color="#202122" loext:opacity="100%" fo:letter-spacing="normal" fo:font-style="normal" fo:font-weight="normal" officeooo:rsid="001fce55"/>
    </style:style>
    <style:style style:name="T51" style:family="text">
      <style:text-properties fo:font-variant="normal" fo:text-transform="none" fo:color="#202122" loext:opacity="100%" fo:letter-spacing="normal" fo:font-style="normal" fo:font-weight="normal" officeooo:rsid="001a50be"/>
    </style:style>
    <style:style style:name="T52" style:family="text">
      <style:text-properties officeooo:rsid="00192f2a"/>
    </style:style>
    <style:style style:name="T53" style:family="text">
      <style:text-properties fo:font-variant="normal" fo:text-transform="none" fo:color="#202122" loext:opacity="100%" fo:letter-spacing="normal" fo:font-style="normal" fo:font-weight="normal" officeooo:rsid="00192f2a"/>
    </style:style>
    <style:style style:name="T54" style:family="text">
      <style:text-properties officeooo:rsid="001e2016"/>
    </style:style>
    <style:style style:name="T55" style:family="text">
      <style:text-properties fo:font-variant="normal" fo:text-transform="none" fo:color="#202122" loext:opacity="100%" style:font-name="Times New Roman" fo:font-size="12pt" fo:letter-spacing="normal" fo:language="en" fo:country="US" fo:font-style="normal" fo:font-weight="normal" officeooo:rsid="001aafb8" style:letter-kerning="false" style:font-name-asian="ＭＳ Ｐ明朝" style:font-size-asian="12pt" style:language-asian="ja" style:country-asian="JP" style:font-name-complex="Times New Roman1" style:font-size-complex="12pt" style:language-complex="ar" style:country-complex="SA"/>
    </style:style>
    <style:style style:name="T56" style:family="text">
      <style:text-properties fo:font-variant="normal" fo:text-transform="none" fo:color="#202122" loext:opacity="100%" style:font-name="Times New Roman" fo:font-size="12pt" fo:letter-spacing="normal" fo:language="en" fo:country="US" fo:font-style="normal" fo:font-weight="normal" officeooo:rsid="001c722c" style:letter-kerning="false" style:font-name-asian="ＭＳ Ｐ明朝" style:font-size-asian="12pt" style:language-asian="ja" style:country-asian="JP" style:font-name-complex="Times New Roman1" style:font-size-complex="12pt" style:language-complex="ar" style:country-complex="SA"/>
    </style:style>
    <style:style style:name="T57" style:family="text">
      <style:text-properties fo:font-variant="normal" fo:text-transform="none" fo:color="#202122" loext:opacity="100%" style:font-name="Times New Roman" fo:font-size="12pt" fo:letter-spacing="normal" fo:language="en" fo:country="US" fo:font-style="normal" fo:font-weight="normal" officeooo:rsid="001e678e" style:letter-kerning="false" style:font-name-asian="ＭＳ Ｐ明朝" style:font-size-asian="12pt" style:language-asian="ja" style:country-asian="JP" style:font-name-complex="Times New Roman1" style:font-size-complex="12pt" style:language-complex="ar" style:country-complex="SA"/>
    </style:style>
    <style:style style:name="T58" style:family="text">
      <style:text-properties fo:font-variant="normal" fo:text-transform="none" fo:color="#202122" loext:opacity="100%" style:font-name="Times New Roman" fo:font-size="12pt" fo:letter-spacing="normal" fo:font-style="normal" fo:font-weight="normal" officeooo:rsid="001e678e"/>
    </style:style>
    <style:style style:name="T59" style:family="text">
      <style:text-properties fo:font-size="12pt" fo:language="en" fo:country="US" officeooo:rsid="0018194f" style:letter-kerning="false" style:font-name-asian="ＭＳ Ｐ明朝" style:font-size-asian="12pt" style:language-asian="ja" style:country-asian="JP" style:font-name-complex="Times New Roman1" style:font-size-complex="12pt" style:language-complex="ar" style:country-complex="SA"/>
    </style:style>
    <style:style style:name="T60" style:family="text">
      <style:text-properties fo:font-variant="normal" fo:text-transform="none" fo:color="#202122" loext:opacity="100%" fo:font-size="12pt" fo:letter-spacing="normal" fo:font-style="normal" fo:font-weight="normal"/>
    </style:style>
    <style:style style:name="T61" style:family="text">
      <style:text-properties fo:font-variant="normal" fo:text-transform="none" fo:color="#202122" loext:opacity="100%" fo:letter-spacing="normal" fo:font-style="normal" fo:font-weight="normal" officeooo:rsid="0018194f"/>
    </style:style>
    <style:style style:name="T62" style:family="text">
      <style:text-properties fo:font-size="12pt" fo:language="en" fo:country="US" officeooo:rsid="001aafb8" style:letter-kerning="false" style:font-name-asian="ＭＳ Ｐ明朝" style:font-size-asian="12pt" style:language-asian="ja" style:country-asian="JP" style:font-name-complex="Times New Roman1" style:font-size-complex="12pt" style:language-complex="ar" style:country-complex="SA"/>
    </style:style>
    <style:style style:name="T63" style:family="text">
      <style:text-properties fo:font-size="12pt" fo:language="en" fo:country="US" officeooo:rsid="001c722c" style:letter-kerning="false" style:font-name-asian="ＭＳ Ｐ明朝" style:font-size-asian="12pt" style:language-asian="ja" style:country-asian="JP" style:font-name-complex="Times New Roman1" style:font-size-complex="12pt" style:language-complex="ar" style:country-complex="SA"/>
    </style:style>
    <style:style style:name="T64" style:family="text">
      <style:text-properties fo:font-size="12pt" fo:language="en" fo:country="US" officeooo:rsid="001c472e" style:letter-kerning="false" style:font-name-asian="ＭＳ Ｐ明朝" style:font-size-asian="12pt" style:language-asian="ja" style:country-asian="JP" style:font-name-complex="Times New Roman1" style:font-size-complex="12pt" style:language-complex="ar" style:country-complex="SA"/>
    </style:style>
    <style:style style:name="T65" style:family="text">
      <style:text-properties fo:font-variant="normal" fo:text-transform="none" fo:color="#202122" loext:opacity="100%" fo:font-size="12pt" fo:letter-spacing="normal" fo:language="en" fo:country="US" fo:font-style="normal" fo:font-weight="normal" officeooo:rsid="001c722c" style:letter-kerning="false" style:font-name-asian="ＭＳ Ｐ明朝" style:font-size-asian="12pt" style:language-asian="ja" style:country-asian="JP" style:font-name-complex="Times New Roman1" style:font-size-complex="12pt" style:language-complex="ar" style:country-complex="SA"/>
    </style:style>
    <style:style style:name="T66" style:family="text">
      <style:text-properties fo:font-variant="normal" fo:text-transform="none" fo:color="#202122" loext:opacity="100%" fo:font-size="12pt" fo:letter-spacing="normal" fo:language="en" fo:country="US" fo:font-style="normal" fo:font-weight="normal" officeooo:rsid="001c472e" style:letter-kerning="false" style:font-name-asian="ＭＳ Ｐ明朝" style:font-size-asian="12pt" style:language-asian="ja" style:country-asian="JP" style:font-name-complex="Times New Roman1" style:font-size-complex="12pt" style:language-complex="ar" style:country-complex="SA"/>
    </style:style>
    <style:style style:name="T67" style:family="text">
      <style:text-properties officeooo:rsid="001e0648"/>
    </style:style>
    <style:style style:name="T68" style:family="text">
      <style:text-properties fo:font-size="12pt" fo:language="en" fo:country="US" officeooo:rsid="001fce55" style:letter-kerning="false" style:font-name-asian="ＭＳ Ｐ明朝" style:font-size-asian="12pt" style:language-asian="ja" style:country-asian="JP" style:font-name-complex="Times New Roman1" style:font-size-complex="12pt" style:language-complex="ar" style:country-complex="SA"/>
    </style:style>
    <style:style style:name="T69" style:family="text">
      <style:text-properties fo:font-variant="normal" fo:text-transform="none" fo:color="#202122" loext:opacity="100%" fo:font-size="12pt" fo:letter-spacing="normal" fo:language="en" fo:country="US" fo:font-style="normal" fo:font-weight="normal" officeooo:rsid="0018194f" style:letter-kerning="false" style:font-name-asian="ＭＳ Ｐ明朝" style:font-size-asian="12pt" style:language-asian="ja" style:country-asian="JP" style:font-name-complex="Times New Roman1" style:font-size-complex="12pt" style:language-complex="ar" style:country-complex="SA"/>
    </style:style>
    <style:style style:name="T70" style:family="text">
      <style:text-properties fo:font-variant="normal" fo:text-transform="none" fo:color="#202122" loext:opacity="100%" fo:font-size="12pt" fo:letter-spacing="normal" fo:language="en" fo:country="US" fo:font-style="normal" fo:font-weight="normal" officeooo:rsid="001f9119" style:letter-kerning="false" style:font-name-asian="ＭＳ Ｐ明朝" style:font-size-asian="12pt" style:language-asian="ja" style:country-asian="JP" style:font-name-complex="Times New Roman1" style:font-size-complex="12pt" style:language-complex="ar" style:country-complex="SA"/>
    </style:style>
    <style:style style:name="T71" style:family="text">
      <style:text-properties fo:font-variant="normal" fo:text-transform="none" fo:color="#202122" loext:opacity="100%" fo:font-size="12pt" fo:letter-spacing="normal" fo:language="en" fo:country="US" fo:font-style="normal" fo:font-weight="normal" officeooo:rsid="001fce55" style:letter-kerning="false" style:font-name-asian="ＭＳ Ｐ明朝" style:font-size-asian="12pt" style:language-asian="ja" style:country-asian="JP" style:font-name-complex="Times New Roman1" style:font-size-complex="12pt" style:language-complex="ar" style:country-complex="SA"/>
    </style:style>
    <style:style style:name="T72" style:family="text">
      <style:text-properties officeooo:rsid="002dbfab"/>
    </style:style>
    <style:style style:name="T73" style:family="text">
      <style:text-properties fo:font-size="12pt" fo:language="en" fo:country="US" style:letter-kerning="false" style:font-name-asian="ＭＳ Ｐ明朝" style:font-size-asian="12pt" style:language-asian="ja" style:country-asian="JP" style:font-name-complex="Times New Roman1" style:font-size-complex="12pt" style:language-complex="ar" style:country-complex="SA"/>
    </style:style>
    <style:style style:name="T74" style:family="text">
      <style:text-properties officeooo:rsid="0010f27a"/>
    </style:style>
    <style:style style:name="T75" style:family="text">
      <style:text-properties officeooo:rsid="00129a38"/>
    </style:style>
    <style:style style:name="T76" style:family="text">
      <style:text-properties style:text-underline-style="none" fo:font-weight="normal" style:font-weight-asian="normal" style:font-weight-complex="normal"/>
    </style:style>
    <style:style style:name="T77" style:family="text">
      <style:text-properties style:text-underline-style="none" fo:font-weight="normal" officeooo:rsid="001178b1" style:font-weight-asian="normal" style:font-weight-complex="normal"/>
    </style:style>
    <style:style style:name="T78" style:family="text">
      <style:text-properties style:text-underline-style="none" fo:font-weight="normal" officeooo:rsid="0015a70c" style:font-weight-asian="normal" style:font-weight-complex="normal"/>
    </style:style>
    <style:style style:name="T79" style:family="text">
      <style:text-properties officeooo:rsid="0013dee5"/>
    </style:style>
    <style:style style:name="T80" style:family="text">
      <style:text-properties officeooo:rsid="00273e04"/>
    </style:style>
    <style:style style:name="T81" style:family="text">
      <style:text-properties officeooo:rsid="003a4ef8"/>
    </style:style>
    <style:style style:name="T82" style:family="text">
      <style:text-properties style:text-line-through-style="none" style:text-line-through-type="none"/>
    </style:style>
    <style:style style:name="T83" style:family="text">
      <style:text-properties style:text-line-through-style="none" style:text-line-through-type="none" officeooo:rsid="000f73de"/>
    </style:style>
    <style:style style:name="T84" style:family="text">
      <style:text-properties style:text-line-through-style="none" style:text-line-through-type="none" officeooo:rsid="00102768"/>
    </style:style>
    <style:style style:name="T85" style:family="text">
      <style:text-properties style:text-line-through-style="none" style:text-line-through-type="none" officeooo:rsid="00166ac0"/>
    </style:style>
    <style:style style:name="T86" style:family="text">
      <style:text-properties style:text-line-through-style="none" style:text-line-through-type="none" officeooo:rsid="001178b1"/>
    </style:style>
    <style:style style:name="T87" style:family="text">
      <style:text-properties officeooo:rsid="0039a964"/>
    </style:style>
    <style:style style:name="T88" style:family="text">
      <style:text-properties style:text-line-through-style="none" style:text-line-through-type="none" fo:language="en" fo:country="US" officeooo:rsid="00166ac0" style:letter-kerning="false" style:font-name-asian="ＭＳ Ｐ明朝" style:font-size-asian="12pt" style:language-asian="ja" style:country-asian="JP" style:font-weight-asian="normal" style:font-name-complex="Times New Roman1" style:font-size-complex="12pt" style:language-complex="ar" style:country-complex="SA" style:font-weight-complex="normal"/>
    </style:style>
    <style:style style:name="T89" style:family="text">
      <style:text-properties style:text-line-through-style="none" style:text-line-through-type="none" fo:language="en" fo:country="US" officeooo:rsid="0039a964" style:letter-kerning="false" style:font-name-asian="ＭＳ Ｐ明朝" style:font-size-asian="12pt" style:language-asian="ja" style:country-asian="JP" style:font-weight-asian="normal" style:font-name-complex="Times New Roman1" style:font-size-complex="12pt" style:language-complex="ar" style:country-complex="SA" style:font-weight-complex="normal"/>
    </style:style>
    <style:style style:name="T90" style:family="text">
      <style:text-properties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finitions</text:h>
      <text:p text:style-name="P2"><text:span text:style-name="T1">HTN: Hierarchical task network. </text:span><text:span text:style-name="T2">A</text:span><text:span text:style-name="T3">n approach to </text:span><text:a xlink:type="simple" xlink:href="https://en.wikipedia.org/wiki/Automated_planning" text:style-name="Internet_20_link" text:visited-style-name="Visited_20_Internet_20_Link"><text:span text:style-name="T4">automated planning</text:span></text:a><text:span text:style-name="T5"> </text:span><text:span text:style-name="T3">in which the dependency among actions can be given in the form of hierarchically structured networks.</text:span> </text:p>
      <text:p text:style-name="P3">Task</text:p>
      <text:p text:style-name="P3"><text:span text:style-name="T6">D</text:span>ecomposer</text:p>
      <text:p text:style-name="P4">Agent: an entity that is able to carry out part of a plan. Notably an automated machine is an agent as far as this framework is concerned.</text:p>
      <text:p text:style-name="P4"/>
      <text:h text:style-name="P5" text:outline-level="2">Planning domain properties</text:h>
      <text:p text:style-name="P6">Route <text:span text:style-name="T7">agnostic: </text:span>the total reward for <text:span text:style-name="T8">competing</text:span> all goals is independent of the route used to get there.</text:p>
      <text:p text:style-name="P7">No dead ends: it is impossible to be locked out of being able to compete all top level goals, no matter what actions are taken.</text:p>
      <text:p text:style-name="P7">No unreversible actions:</text:p>
      <text:p text:style-name="P8">No unreversible actions other than non mutual exclusive upgrades: all unreversible actions are upgrades <text:span text:style-name="T9">or steps towards the end goal</text:span> and none lock you out of another upgraded <text:span text:style-name="T9">or parts of the end goal</text:span>.</text:p>
      <text:p text:style-name="P9">Single agent:</text:p>
      <text:p text:style-name="P9">muti agent:</text:p>
      <text:p text:style-name="P9">homogeneous muti agent: all the agents are interchangeable</text:p>
      <text:p text:style-name="P9">hetrogeneous muti agent: the agents have different capabilities and are not all interchangable</text:p>
      <text:p text:style-name="P10"><text:span text:style-name="T10">homogeneous player hetrogeneous machine muti agent: all agents that can act on their own are interchangable however there are agents (machines) that can’t act on their own </text:span><text:span text:style-name="T11">that aren’t </text:span><text:span text:style-name="T10">interchangable </text:span><text:span text:style-name="T11">with other agents</text:span><text:span text:style-name="T10">.</text:span></text:p>
      <text:p text:style-name="P11">Deadlocks possible:</text:p>
      <text:p text:style-name="P11">deadlocks impossible:</text:p>
      <text:p text:style-name="P8"><text:span text:style-name="T12">Job storage: tasks can be set aside between processing steps.</text:span><text:span text:style-name="T10"> </text:span></text:p>
      <text:p text:style-name="P12">Fixed agents: the set of agents is fixed at define time and no action will change it.</text:p>
      <text:p text:style-name="P13">Deterministic actions: contains no non-Deterministic actions</text:p>
      <text:p text:style-name="P13"><text:soft-page-break/>Probabilistic actions: all non-Deterministic actions have known probabilities over the possible results</text:p>
      <text:p text:style-name="P13">Indeterminate actions: non-<text:span text:style-name="T13">d</text:span>eterministic actions can have a known set of results but the probability of each result is not <text:span text:style-name="T13">necessarily</text:span> known.</text:p>
      <text:p text:style-name="P13">Deterministic update: the world updates deterministically </text:p>
      <text:p text:style-name="P13">Probabilistic update: all non-Deterministic world updates have a known chance of happening and have known probabilities over the possible results.</text:p>
      <text:p text:style-name="P14">Indeterminate update: <text:span text:style-name="T13">the problem has at least one world update function whose either chance of happening or the </text:span>probabilities over the possible results <text:span text:style-name="T13">is unknown.</text:span></text:p>
      <text:p text:style-name="P15">Discrete state variables:</text:p>
      <text:p text:style-name="P15">continuous state variables:</text:p>
      <text:p text:style-name="P15">mixed Discrete/continuous state variables:</text:p>
      <text:p text:style-name="P15"><text:span text:style-name="T3">full observability</text:span>:</text:p>
      <text:p text:style-name="P16">partial observability:</text:p>
      <text:p text:style-name="P16">finite state space:</text:p>
      <text:p text:style-name="P16">arbitrarily large state space:</text:p>
      <text:p text:style-name="P16">instantaneous actions: all actions happen instantaneously.</text:p>
      <text:p text:style-name="P16">sustained actions: at least some actions have a duration.</text:p>
      <text:p text:style-name="P16">concurrent actions: multiple actions can happen at the same time. It doesn’t matter if it is by one agent doing multiple actions or multiple agents do one action each both are examples of concurrent actions.</text:p>
      <text:p text:style-name="P16">no concurrent actions: only one action can be done at a time.</text:p>
      <text:p text:style-name="P16">“goal: maximizie reward function”:</text:p>
      <text:p text:style-name="P15"><text:span text:style-name="T3">“</text:span><text:span text:style-name="T14">goal: reach goal state”:</text:span></text:p>
      <text:p text:style-name="P17">external agents: there are agents independent of the world <text:span text:style-name="T15">and not controlled by this instance of the planner</text:span> that are preforming their own actions</text:p>
      <text:p text:style-name="P17"><text:soft-page-break/>no external agents: all agents are controlled centrally</text:p>
      <text:p text:style-name="P18">external agents <text:span text:style-name="T16">share the goal: <text:s/></text:span>the external agents have <text:span text:style-name="T16">same </text:span>cooperative <text:span text:style-name="T16">goal as </text:span>the agents controlled by an instance of the planner.</text:p>
      <text:p text:style-name="P17">cooperative external agents: the external agents have no conflicts of interest that would cause them to betray the agents controlled by an instance of the planner.</text:p>
      <text:p text:style-name="P17">Antagonistic external agents: external agent<text:span text:style-name="T15">s</text:span> are directly opposed to the agents controlled by an instance of the planner.</text:p>
      <text:p text:style-name="P17">Cooperative Antagonistic external agents: external agents are either antagonistic or cooperative with the agents controlled by an instance of the planner. i.e. there is no inbetween. <text:s/></text:p>
      <text:p text:style-name="P17">Selfish external agents: has external agents those interest may not align with the agents controlled by an instance of the planner. </text:p>
      <text:p text:style-name="P19">Selfish external agents <text:span text:style-name="T15">(reward function known):</text:span></text:p>
      <text:p text:style-name="P19">Selfish external agents <text:span text:style-name="T15">(reward function unknown): at least part of some <text:s/></text:span>external agent<text:span text:style-name="T15">s’ reward function is unknown.</text:span></text:p>
      <text:h text:style-name="P20" text:outline-level="2">Planner properties</text:h>
      <text:p text:style-name="P21">Tasks cannot fail:</text:p>
      <text:p text:style-name="P21">tasks can fail:</text:p>
      <text:p text:style-name="P21">single agent:</text:p>
      <text:p text:style-name="P21">muti agent:</text:p>
      <text:p text:style-name="P22">no <text:span text:style-name="T17">c</text:span><text:span text:style-name="T18">onditional planning:</text:span></text:p>
      <text:p text:style-name="P23"><text:span text:style-name="T19">runtime c</text:span><text:span text:style-name="T20">onditional </text:span><text:span text:style-name="T21">planning:</text:span></text:p>
      <text:p text:style-name="P23"><text:span text:style-name="T21">plan time conditional planning:</text:span> </text:p>
      <text:p text:style-name="P24">lazy assigns agents to tasks:</text:p>
      <text:p text:style-name="P24">immediately assigns agents to tasks:</text:p>
      <text:p text:style-name="P24"/>
      <text:h text:style-name="P25" text:outline-level="1"><text:soft-page-break/>Scope</text:h>
      <text:p text:style-name="P26">A library to create planners in domains as diverse as games <text:span text:style-name="T22">and formal planning domains. </text:span><text:span text:style-name="T23">It is geared more towards to making </text:span><text:span text:style-name="T24">reasonable </text:span><text:span text:style-name="T23">practical planners rather than </text:span><text:span text:style-name="T25">optimal</text:span><text:span text:style-name="T23"> planners.</text:span></text:p>
      <text:h text:style-name="Heading_20_1" text:outline-level="1">Product value</text:h>
      <text:p text:style-name="P27">It will help making planners faster.</text:p>
      <text:h text:style-name="Heading_20_1" text:outline-level="1">Intended audience</text:h>
      <text:p text:style-name="P28">People with an interest in AI planning with at least a little programming knowledge.</text:p>
      <text:h text:style-name="Heading_20_1" text:outline-level="1">Intended use</text:h>
      <text:p text:style-name="P27">Use case: a user uses the library to create a planner for a game and mainly only program game specific actions. And uses higher level structures to create the decompose and tasks needed to plan in the domain. </text:p>
      <text:h text:style-name="P1" text:outline-level="1">Functional Requirements</text:h>
      <text:p text:style-name="P2"/>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9">Unique Identifier</text:p>
            </table:table-cell>
            <table:table-cell table:style-name="Table1.A1" office:value-type="string">
              <text:p text:style-name="P29">Functional requirement</text:p>
            </table:table-cell>
            <table:table-cell table:style-name="Table1.A1" office:value-type="string">
              <text:p text:style-name="P29">Demonstration scenario</text:p>
            </table:table-cell>
            <table:table-cell table:style-name="Table1.A1" office:value-type="string">
              <text:p text:style-name="P29">Success measure</text:p>
            </table:table-cell>
          </table:table-row>
        </table:table-header-rows>
        <table:table-row table:style-name="Table1.1">
          <table:table-cell table:style-name="Table1.A1" office:value-type="string">
            <text:p text:style-name="P30"><text:span text:style-name="T1">READ_</text:span>1</text:p>
          </table:table-cell>
          <table:table-cell table:style-name="Table1.A1" office:value-type="string">
            <text:p text:style-name="P31">The <text:span text:style-name="T1">library should be able to read hierarchical task network definition</text:span></text:p>
          </table:table-cell>
          <table:table-cell table:style-name="Table1.A1" office:value-type="string">
            <text:p text:style-name="P32">Take a hierarchical task network definition and feed into the library</text:p>
          </table:table-cell>
          <table:table-cell table:style-name="Table1.A1" office:value-type="string">
            <text:p text:style-name="P32">The library should create a task structure as specified in the hierarchical task network definition </text:p>
          </table:table-cell>
        </table:table-row>
        <table:table-row table:style-name="Table1.1">
          <table:table-cell table:style-name="Table1.A3" office:value-type="string">
            <text:p text:style-name="P32">READ_2</text:p>
          </table:table-cell>
          <table:table-cell table:style-name="Table1.A3" office:value-type="string">
            <text:p text:style-name="P33"><text:span text:style-name="T26">The </text:span><text:span text:style-name="T27">library </text:span><text:span text:style-name="T28">may</text:span><text:span text:style-name="T27"> be </text:span><text:span text:style-name="T28">able to read PDDL and its </text:span><text:span text:style-name="T29">Successors/variants/extensions</text:span> </text:p>
          </table:table-cell>
          <table:table-cell table:style-name="Table1.A3" office:value-type="string">
            <text:p text:style-name="P34">Take a <text:span text:style-name="T30">PDDL document </text:span>and feed into the library</text:p>
          </table:table-cell>
          <table:table-cell table:style-name="Table1.A3" office:value-type="string">
            <text:p text:style-name="P34">The library should <text:span text:style-name="T30">create the base actions described in the PDDL document</text:span></text:p>
          </table:table-cell>
        </table:table-row>
        <table:table-row table:style-name="Table1.1">
          <table:table-cell table:style-name="Table1.A3" office:value-type="string">
            <text:p text:style-name="P35"><text:span text:style-name="T1">READ_</text:span><text:span text:style-name="T31">3</text:span></text:p>
          </table:table-cell>
          <table:table-cell table:style-name="Table1.A3" office:value-type="string">
            <text:p text:style-name="P36"><text:span text:style-name="T32">The </text:span><text:span text:style-name="T33">library </text:span><text:span text:style-name="T34">may</text:span><text:span text:style-name="T33"> be </text:span><text:span text:style-name="T34">able to read </text:span><text:span text:style-name="T35">General game playing (GGP)</text:span><text:span text:style-name="T28"> </text:span><text:span text:style-name="T33">definition</text:span><text:span text:style-name="T34">s</text:span></text:p>
          </table:table-cell>
          <table:table-cell table:style-name="Table1.A3" office:value-type="string">
            <text:p text:style-name="P34">Take a <text:span text:style-name="T36">GGP</text:span><text:span text:style-name="T30"> </text:span>definition<text:span text:style-name="T30"> </text:span>and feed into the library</text:p>
          </table:table-cell>
          <table:table-cell table:style-name="Table1.A3" office:value-type="string">
            <text:p text:style-name="P34">The library should <text:span text:style-name="T30">create the base actions described in the </text:span><text:span text:style-name="T36">GGP</text:span><text:span text:style-name="T30"> </text:span>definition</text:p>
          </table:table-cell>
        </table:table-row>
        <table:table-row table:style-name="Table1.1">
          <table:table-cell table:style-name="Table1.A3" office:value-type="string">
            <text:p text:style-name="P4">DEFINE_1</text:p>
          </table:table-cell>
          <table:table-cell table:style-name="Table1.A3" office:value-type="string">
            <text:p text:style-name="P37">It should be possible to define and solve a traveling sells-man problem in the framework</text:p>
          </table:table-cell>
          <table:table-cell table:style-name="Table1.A3" office:value-type="string">
            <text:p text:style-name="P38"><text:span text:style-name="T37">Run the framework on </text:span><text:span text:style-name="T38">traveling sells-man problem</text:span><text:span text:style-name="T39">s with known </text:span><text:span text:style-name="T40">optim</text:span><text:span text:style-name="T41">al solution</text:span><text:span text:style-name="T39">s </text:span></text:p>
          </table:table-cell>
          <table:table-cell table:style-name="Table1.A3" office:value-type="string">
            <text:p text:style-name="P39"><text:span text:style-name="T42">Can solve the problem </text:span><text:span text:style-name="T43">within </text:span><text:span text:style-name="T44">twice </text:span><text:span text:style-name="T40">optim</text:span><text:span text:style-name="T41">al </text:span><text:span text:style-name="T45">value </text:span><text:span text:style-name="T46">within n^3 time </text:span><text:span text:style-name="T47">90% of the time </text:span><text:span text:style-name="T40">when time bound</text:span><text:span text:style-name="T47">.</text:span><text:span text:style-name="T44"> </text:span></text:p>
          </table:table-cell>
        </table:table-row>
        <table:table-row table:style-name="Table1.1">
          <table:table-cell table:style-name="Table1.A3" office:value-type="string">
            <text:p text:style-name="P4">DEFINE_2</text:p>
          </table:table-cell>
          <table:table-cell table:style-name="Table1.A3" office:value-type="string">
            <text:p text:style-name="P37">It should be possible to define and solve a<text:span text:style-name="T48">n </text:span><text:span text:style-name="T49">(</text:span><text:span text:style-name="T48">open</text:span><text:span text:style-name="T49">)</text:span> job shop problem in the framework</text:p>
          </table:table-cell>
          <table:table-cell table:style-name="Table1.A3" office:value-type="string">
            <text:p text:style-name="P38">`<text:span text:style-name="T37">Run the framework on </text:span><text:span text:style-name="T50">(</text:span><text:span text:style-name="T51">open</text:span><text:span text:style-name="T50">)</text:span><text:span text:style-name="T38"> job shop problem</text:span><text:span text:style-name="T39">s with known </text:span><text:span text:style-name="T40">optim</text:span><text:span text:style-name="T41">al solution</text:span><text:span text:style-name="T39">s </text:span></text:p>
          </table:table-cell>
          <table:table-cell table:style-name="Table1.A3" office:value-type="string">
            <text:p text:style-name="P34"/>
          </table:table-cell>
        </table:table-row>
        <text:soft-page-break/>
        <table:table-row table:style-name="Table1.1">
          <table:table-cell table:style-name="Table1.A3" office:value-type="string">
            <text:p text:style-name="P4">DEFINE_3</text:p>
          </table:table-cell>
          <table:table-cell table:style-name="Table1.A3" office:value-type="string">
            <text:p text:style-name="P40">It should be possible to define and solve a <text:span text:style-name="T52">Knapsack </text:span><text:span text:style-name="T53">problem</text:span> in the framework</text:p>
          </table:table-cell>
          <table:table-cell table:style-name="Table1.A3" office:value-type="string">
            <text:p text:style-name="P41">Run the framework on <text:span text:style-name="T53">Knapsack problem</text:span><text:span text:style-name="T38">s with known </text:span><text:span text:style-name="T40">optim</text:span><text:span text:style-name="T41">al solution</text:span><text:span text:style-name="T38">s </text:span></text:p>
          </table:table-cell>
          <table:table-cell table:style-name="Table1.A3" office:value-type="string">
            <text:p text:style-name="P42"><text:span text:style-name="T42">Can solve the problem </text:span><text:span text:style-name="T43">within </text:span><text:span text:style-name="T54">half</text:span><text:span text:style-name="T43"> </text:span><text:span text:style-name="T40">optim</text:span><text:span text:style-name="T41">al </text:span><text:span text:style-name="T45">value within </text:span><text:span text:style-name="T47">n^2 90% of the time </text:span><text:span text:style-name="T40">when time bound</text:span><text:span text:style-name="T47">.</text:span></text:p>
            <text:p text:style-name="P43"><text:span text:style-name="T55">Can solve the problem </text:span><text:span text:style-name="T56">within </text:span><text:span text:style-name="T57">BigO </text:span><text:span text:style-name="T55">n^2 90% of the time </text:span><text:span text:style-name="T56">when </text:span><text:span text:style-name="T57">using <text:s/></text:span><text:span text:style-name="T58">approximate methods.</text:span></text:p>
          </table:table-cell>
        </table:table-row>
        <table:table-row table:style-name="Table1.1">
          <table:table-cell table:style-name="Table1.A3" office:value-type="string">
            <text:p text:style-name="P44">DEFINE_<text:span text:style-name="T42">4</text:span></text:p>
          </table:table-cell>
          <table:table-cell table:style-name="Table1.A3" office:value-type="string">
            <text:p text:style-name="P45"><text:span text:style-name="T59">It should be possible to define and solve a </text:span><text:span text:style-name="T60">bin packing problem</text:span> <text:span text:style-name="T59">in the framework</text:span></text:p>
          </table:table-cell>
          <table:table-cell table:style-name="Table1.A3" office:value-type="string">
            <text:p text:style-name="P41">Run the framework on <text:span text:style-name="T61">bin packing problem</text:span><text:span text:style-name="T38">s with known </text:span><text:span text:style-name="T40">optim</text:span><text:span text:style-name="T41">al solution</text:span><text:span text:style-name="T38">s </text:span></text:p>
          </table:table-cell>
          <table:table-cell table:style-name="Table1.A3" office:value-type="string">
            <text:p text:style-name="P46"><text:span text:style-name="T62">Can solve the problem </text:span><text:span text:style-name="T63">within </text:span><text:span text:style-name="T64">twice the </text:span><text:span text:style-name="T65">optim</text:span><text:span text:style-name="T66">al solution</text:span><text:span text:style-name="T62"> within n^2 time 90% of the time </text:span><text:span text:style-name="T63">when </text:span><text:span text:style-name="T65">time bound</text:span><text:span text:style-name="T62">.</text:span></text:p>
          </table:table-cell>
        </table:table-row>
        <table:table-row table:style-name="Table1.1">
          <table:table-cell table:style-name="Table1.A3" office:value-type="string">
            <text:p text:style-name="P47">DEFINE_<text:span text:style-name="T67">5</text:span></text:p>
          </table:table-cell>
          <table:table-cell table:style-name="Table1.A3" office:value-type="string">
            <text:p text:style-name="P48"><text:span text:style-name="T59">It </text:span><text:span text:style-name="T68">may</text:span><text:span text:style-name="T59"> be possible to define and solve a </text:span><text:span text:style-name="T69">facility location problem</text:span><text:span text:style-name="T59"> in the framework</text:span></text:p>
          </table:table-cell>
          <table:table-cell table:style-name="Table1.A3" office:value-type="string">
            <text:p text:style-name="P41">Run the framework on <text:span text:style-name="T61">facility location problem</text:span><text:span text:style-name="T38">s with known </text:span><text:span text:style-name="T40">optim</text:span><text:span text:style-name="T41">al solution</text:span><text:span text:style-name="T38">s </text:span></text:p>
          </table:table-cell>
          <table:table-cell table:style-name="Table1.A3" office:value-type="string">
            <text:p text:style-name="P46"/>
          </table:table-cell>
        </table:table-row>
        <table:table-row table:style-name="Table1.1">
          <table:table-cell table:style-name="Table1.A3" office:value-type="string">
            <text:p text:style-name="P47">DEFINE_<text:span text:style-name="T67">6</text:span></text:p>
          </table:table-cell>
          <table:table-cell table:style-name="Table1.A3" office:value-type="string">
            <text:p text:style-name="P48"><text:span text:style-name="T69">It should be possible to define and solve a </text:span><text:span text:style-name="T60">generalized assignment problem</text:span> <text:span text:style-name="T59">in the framework</text:span></text:p>
          </table:table-cell>
          <table:table-cell table:style-name="Table1.A3" office:value-type="string">
            <text:p text:style-name="P41">Run the framework on <text:span text:style-name="T38">generalized assignment problems with known </text:span><text:span text:style-name="T40">optim</text:span><text:span text:style-name="T41">al solution</text:span><text:span text:style-name="T38">s </text:span></text:p>
          </table:table-cell>
          <table:table-cell table:style-name="Table1.A3" office:value-type="string">
            <text:p text:style-name="P49"/>
          </table:table-cell>
        </table:table-row>
        <table:table-row table:style-name="Table1.1">
          <table:table-cell table:style-name="Table1.A3" office:value-type="string">
            <text:p text:style-name="P50">DEFINE_7</text:p>
          </table:table-cell>
          <table:table-cell table:style-name="Table1.A3" office:value-type="string">
            <text:p text:style-name="P51"><text:span text:style-name="T70">I</text:span><text:span text:style-name="T69">t </text:span><text:span text:style-name="T71">may</text:span><text:span text:style-name="T69"> be possible to define and solve a </text:span><text:span text:style-name="T60">berth allocation problem</text:span> <text:span text:style-name="T59">in the framework</text:span></text:p>
          </table:table-cell>
          <table:table-cell table:style-name="Table1.A3" office:value-type="string">
            <text:p text:style-name="P41">Run the framework on <text:span text:style-name="T38">berth allocation problems with known </text:span><text:span text:style-name="T40">optim</text:span><text:span text:style-name="T41">al solution</text:span><text:span text:style-name="T38">s </text:span></text:p>
          </table:table-cell>
          <table:table-cell table:style-name="Table1.A3" office:value-type="string">
            <text:p text:style-name="P52"/>
          </table:table-cell>
        </table:table-row>
        <table:table-row table:style-name="Table1.1">
          <table:table-cell table:style-name="Table1.A3" office:value-type="string">
            <text:p text:style-name="P53">SOLVE_1</text:p>
          </table:table-cell>
          <table:table-cell table:style-name="Table1.A3" office:value-type="string">
            <text:p text:style-name="P54">The framework must be able to solve planning problems</text:p>
          </table:table-cell>
          <table:table-cell table:style-name="Table1.A3" office:value-type="string">
            <text:p text:style-name="P41">Run the framework on <text:span text:style-name="T72">AI planning test sets.</text:span></text:p>
          </table:table-cell>
          <table:table-cell table:style-name="Table1.A3" office:value-type="string">
            <text:p text:style-name="P55">The framework performs within the 50 percentile on success measures on AI planning test sets.</text:p>
          </table:table-cell>
        </table:table-row>
        <table:table-row table:style-name="Table1.1">
          <table:table-cell table:style-name="Table1.A3" office:value-type="string">
            <text:p text:style-name="P56">LEARN_1</text:p>
          </table:table-cell>
          <table:table-cell table:style-name="Table1.A3" office:value-type="string">
            <text:p text:style-name="P57">The framework given a cost metric should have a way to learn the minimum cost of tasks</text:p>
          </table:table-cell>
          <table:table-cell table:style-name="Table1.A3" office:value-type="string">
            <text:p text:style-name="P56">Erase the minimum cost from a task with a known minimum cost and tell the framework to learn the minimum cost</text:p>
          </table:table-cell>
          <table:table-cell table:style-name="Table1.A3" office:value-type="string">
            <text:p text:style-name="P58">The framework finds a <text:span text:style-name="T73">minimum cost within the one-tailed 99% confidence interval 90% of the time.</text:span></text:p>
          </table:table-cell>
        </table:table-row>
        <text:soft-page-break/>
        <table:table-row table:style-name="Table1.1">
          <table:table-cell table:style-name="Table1.A3" office:value-type="string">
            <text:p text:style-name="P56">LEARN_2</text:p>
          </table:table-cell>
          <table:table-cell table:style-name="Table1.A3" office:value-type="string">
            <text:p text:style-name="P57">The framework given a cost metric should have a way to learn the average cost of tasks</text:p>
          </table:table-cell>
          <table:table-cell table:style-name="Table1.A3" office:value-type="string">
            <text:p text:style-name="P59">Erase the average cost from a task with a known average cost and tell the framework to learn the average cost</text:p>
          </table:table-cell>
          <table:table-cell table:style-name="Table1.A3" office:value-type="string">
            <text:p text:style-name="P58">The framework finds an <text:span text:style-name="T73">average cost within the 99% confidence interval 90% of the time.</text:span></text:p>
          </table:table-cell>
        </table:table-row>
      </table:table>
      <text:p text:style-name="P2"/>
      <text:h text:style-name="Heading_20_1" text:outline-level="1"><text:bookmark text:name="3-external-interface-requirements"/>External interface requirements</text:h>
      <text:p text:style-name="P60"/>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61">Unique Identifier</text:p>
            </table:table-cell>
            <table:table-cell table:style-name="Table2.A1" office:value-type="string">
              <text:p text:style-name="P61">Functional requirement</text:p>
            </table:table-cell>
            <table:table-cell table:style-name="Table2.A1" office:value-type="string">
              <text:p text:style-name="P61">Demonstration scenario</text:p>
            </table:table-cell>
            <table:table-cell table:style-name="Table2.A1" office:value-type="string">
              <text:p text:style-name="P61">Success measure</text:p>
            </table:table-cell>
          </table:table-row>
        </table:table-header-rows>
        <table:table-row table:style-name="Table2.1">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row>
      </table:table>
      <text:h text:style-name="P62" text:outline-level="1"><text:bookmark text:name="4-non-functional-requirements-nrfs"/>Non-functional requirements</text:h>
      <text:p text:style-name="P63">PLAT<text:span text:style-name="T31">FORM_</text:span>1: The library will be platform agnostic (any platform that can run the base language should be able to run the library). This doesn’t mean that the library can use platform specific features but it must have a fall back if that platform specific feature isn’t available.</text:p>
      <text:p text:style-name="P3">PLAN_<text:span text:style-name="T31">1</text:span>: the library shouldn’t assume there will be a canonical way to plan for a task. i.e. there can be multiple decomposers per task.</text:p>
      <text:p text:style-name="P3">PLAN_2: the library shouldn’t assume a decomposer will decompose just one Task.</text:p>
      <text:p text:style-name="P3">PLAN_3: the library shouldn’t assume a decomposer will fully plan for a Task.</text:p>
      <text:p text:style-name="P64">PLAN_4: <text:s/><text:span text:style-name="T74">the library shouldn’t assume a </text:span>Task has a static cost ill-respective of where in the plan it is.</text:p>
      <text:p text:style-name="P65">CIRCULAR_PLANNING_1: <text:span text:style-name="T7">The </text:span><text:span text:style-name="T1">library </text:span>should have at least one optional mechanism to avoid circular planning or reduce it impact on the preformence of the library.</text:p>
      <text:p text:style-name="P66">CUSTOM_1: <text:span text:style-name="T75">the user should be able to customize how the planner works. Including which plan to expand next, how to select which </text:span><text:span text:style-name="T74">decomposer </text:span><text:span text:style-name="T75">to apply to the plan, and how the plan to be executed is selected.</text:span></text:p>
      <text:p text:style-name="P67"><text:span text:style-name="T75">CUSTOM_</text:span><text:span text:style-name="T23">2: <text:s/></text:span><text:span text:style-name="T7">The </text:span><text:span text:style-name="T1">library </text:span><text:span text:style-name="T23">should have </text:span>optional<text:span text:style-name="T23"> </text:span>mechanism<text:span text:style-name="T23">s to balance urgent goals with long-term goals</text:span></text:p>
      <text:p text:style-name="P67"><text:span text:style-name="T75">CUSTOM_</text:span><text:span text:style-name="T23">3: the planner should be configurable to use different optimization metrics (min cost, minimize goal starvation, etc.)</text:span></text:p>
      <text:p text:style-name="P68">CUSTOM_4: the user will be able to customize how motivation/priority is tracked on a per goal basis </text:p>
      <text:p text:style-name="P69"><text:span text:style-name="T76">DOC_1: the various </text:span><text:span text:style-name="T77">mechanism</text:span><text:span text:style-name="T78">s </text:span><text:span text:style-name="T76">should be marked with any assumptions they make.</text:span></text:p>
      <text:p text:style-name="P70">DECOMPOSE_<text:span text:style-name="T79">1: <text:s/></text:span>decomposer<text:span text:style-name="T79">s should be able to add tasks and constrains to the plan.</text:span></text:p>
      <text:p text:style-name="P71"><text:span text:style-name="T79">T</text:span>ASK_1: the <text:span text:style-name="T1">library </text:span>must have a <text:span text:style-name="T31">mechanism </text:span><text:span text:style-name="T24">to handle a task needing to be repeated over time (once a day for x days for example).</text:span></text:p>
      <text:p text:style-name="P72">MODE_1: The library may be able to handle spatial planning. (examples: planning stardew farm layouts; planning factorio factories) </text:p>
      <text:p text:style-name="P72">INVENTORY_1: the library will have <text:span text:style-name="T31">mechanism</text:span>s to handle inventory management.</text:p>
      <text:p text:style-name="P4">AGENT_1: The library should be able to handle multiple agents and not assume it is planning for only a single agent</text:p>
      <text:p text:style-name="P4">AGENT_2: <text:s/>The library shouldn’t assume all agents have the same capabilities.</text:p>
      <text:p text:style-name="P73">AGENT_<text:span text:style-name="T80">3</text:span>: <text:s/>The library shouldn’t assume <text:span text:style-name="T80">the set of agents will remain fixed.</text:span></text:p>
      <text:p text:style-name="P68">TRACKING_1: the will track which top level goals each sub task or plan fulfills and to what extent.</text:p>
      <text:p text:style-name="P74"/>
      <text:h text:style-name="P75" text:outline-level="1"><text:soft-page-break/>Questionable Requirements</text:h>
      <text:p text:style-name="P76">(these requirements might be too close to design <text:span text:style-name="T81">or too vague</text:span> but temporary exist to be broken down <text:span text:style-name="T81">or expanded into other requirements</text:span>)</text:p>
      <text:p text:style-name="P77"><text:span text:style-name="T82">CASHE_1: </text:span><text:span text:style-name="T83">The </text:span><text:span text:style-name="T84">library </text:span><text:span text:style-name="T82">shall have a cashe/</text:span><text:span text:style-name="T85">storage</text:span><text:span text:style-name="T82"> mechanism to ease preplanning and replanning. </text:span></text:p>
      <text:p text:style-name="P78">RESUME_1: the planner should be able update its current plans based on the current world state and resume planning. </text:p>
      <text:p text:style-name="P79"><text:span text:style-name="T82">RESUME_</text:span><text:span text:style-name="T85">2: the resume </text:span><text:span text:style-name="T86">mechanism </text:span><text:span text:style-name="T85">can’t assume all tasks done during the previous action cycle succeed. </text:span></text:p>
      <text:p text:style-name="P80">CONDITIONAL<text:span text:style-name="T87">_1: the framework will be able to output conditional plans</text:span></text:p>
      <text:p text:style-name="P81"><text:span text:style-name="T88">PREFERENCE</text:span><text:span text:style-name="T89">_1: The framework will be able to do p</text:span><text:span text:style-name="T90">reference-based planning</text:span></text:p>
      <text:p text:style-name="P82">TEMPORAL<text:span text:style-name="T87">_1: the framework will be able to plan in a time aware way.</text:span></text:p>
      <text:p text:style-name="P83">LEARN_<text:span text:style-name="T87">3: The framework may be learn domains from the ground 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Standard" style:next-style-name="Standard" style:default-outline-level="1" style:list-style-name="" style:class="chapter">
      <style:paragraph-properties fo:margin-top="0.3335in" fo:margin-bottom="0in" style:contextual-spacing="false" fo:keep-together="always" fo:keep-with-next="always"/>
      <style:text-properties fo:color="#365f91" loext:opacity="100%" style:font-name="Arial" fo:font-family="Arial" style:font-family-generic="roman" style:font-pitch="variable" fo:font-size="14pt" fo:font-weight="bold" style:font-name-asian="ＭＳ Ｐゴシック" style:font-family-asian="'ＭＳ Ｐ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06T16:26:47.130317000</dc:date>
    <meta:editing-duration>PT16H39M</meta:editing-duration>
    <meta:editing-cycles>8</meta:editing-cycles>
    <meta:generator>LibreOffice/25.2.1.2$MacOSX_AARCH64 LibreOffice_project/d3abf4aee5fd705e4a92bba33a32f40bc4e56f49</meta:generator>
    <meta:document-statistic meta:table-count="2" meta:image-count="0" meta:object-count="0" meta:page-count="7" meta:paragraph-count="153" meta:word-count="1710" meta:character-count="10756" meta:non-whitespace-character-count="9168"/>
  </office:meta>
</office:document-meta>
</file>